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fr1" style:family="graphic" style:parent-style-name="OLE">
      <style:graphic-properties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Palmer</text:p>
      <text:p text:style-name="P1">1415 55<text:span text:style-name="T1">th</text:span> Street</text:p>
      <text:p text:style-name="P1">Boulder, CO 80303, USA</text:p>
      <text:p text:style-name="P1">+1-720-837-6741</text:p>
      <text:p text:style-name="P1"/>
      <text:p text:style-name="P2">Invoice #001</text:p>
      <text:p text:style-name="P2">From 2008-06-17 to 2008-07-17</text:p>
      <text:p text:style-name="P2"/>
      <text:p text:style-name="P2">Bill to</text:p>
      <text:p text:style-name="P2">Anygma NV</text:p>
      <text:p text:style-name="P2">2000 Antwerpen, Baron D'hanislaan 11, Belgium</text:p>
      <text:p text:style-name="P2">BE893.838.766</text:p>
      <text:p text:style-name="P2"/>
      <text:p text:style-name="P2">Billing hourly at US$35</text:p>
      <text:p text:style-name="P2"/>
      <text:p text:style-name="P2"><draw:frame draw:style-name="fr1" draw:name="Object1" text:anchor-type="paragraph" svg:width="4.2909in" svg:height="1.55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ank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Luke Palmer</meta:initial-creator>
    <meta:creation-date>2008-08-04T05:38:50</meta:creation-date>
    <dc:creator>Luke Palmer</dc:creator>
    <dc:date>2008-08-08T01:08:31</dc:date>
    <dc:language>en-US</dc:language>
    <meta:editing-cycles>3</meta:editing-cycles>
    <meta:editing-duration>PT18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2" meta:word-count="41" meta:character-count="2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2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2.0571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Bill (US$)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string">
            <text:p>2 hrs: meeting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string">
            <text:p>7 hrs: work</text:p>
          </table:table-cell>
          <table:table-cell table:style-name="ce3" table:formula="oooc:=35*7" office:value-type="float" office:value="245">
            <text:p>245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string">
            <text:p>1 hr: meeting</text:p>
          </table:table-cell>
          <table:table-cell table:formula="oooc:=35*1" office:value-type="float" office:value="35">
            <text:p>35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string">
            <text:p>3 hrs: work</text:p>
          </table:table-cell>
          <table:table-cell table:formula="oooc:=35*3" office:value-type="float" office:value="105">
            <text:p>105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string">
            <text:p>3 hrs: work</text:p>
          </table:table-cell>
          <table:table-cell table:formula="oooc:=35*3" office:value-type="float" office:value="105">
            <text:p>105</text:p>
          </table:table-cell>
        </table:table-row>
        <table:table-row table:style-name="ro1">
          <table:table-cell office:value-type="string">
            <text:p>06/30/08 – 07/04/08</text:p>
          </table:table-cell>
          <table:table-cell office:value-type="string">
            <text:p>44 hrs: work</text:p>
          </table:table-cell>
          <table:table-cell table:style-name="ce3" table:formula="oooc:=35*44" office:value-type="float" office:value="1540">
            <text:p>1540</text:p>
          </table:table-cell>
        </table:table-row>
        <table:table-row table:style-name="ro1">
          <table:table-cell table:style-name="Default" office:value-type="string">
            <text:p>07/07/08 – 07/11/08</text:p>
          </table:table-cell>
          <table:table-cell office:value-type="string">
            <text:p>40 hrs: work</text:p>
          </table:table-cell>
          <table:table-cell table:style-name="ce3" table:formula="oooc:=35*40" office:value-type="float" office:value="1400">
            <text:p>1400</text:p>
          </table:table-cell>
        </table:table-row>
        <table:table-row table:style-name="ro1">
          <table:table-cell table:style-name="Default"/>
          <table:table-cell table:style-name="ce1" office:value-type="string">
            <text:p>Total (US$)</text:p>
          </table:table-cell>
          <table:table-cell table:style-name="ce1" table:formula="oooc:=SUM([.C2:.C8])" office:value-type="float" office:value="3500">
            <text:p>35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2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4">08/04/2008</text:date>, <text:time>05:5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